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09cm" fo:margin-left="1.399cm" table:align="left" style:writing-mode="lr-tb"/>
    </style:style>
    <style:style style:name="Tabella1.A" style:family="table-column">
      <style:table-column-properties style:column-width="14.409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358cm" fo:margin-left="0.302cm" table:align="left" style:writing-mode="lr-tb"/>
    </style:style>
    <style:style style:name="Tabella2.A" style:family="table-column">
      <style:table-column-properties style:column-width="13.358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859cm" fo:margin-left="1.302cm" table:align="left" style:writing-mode="lr-tb"/>
    </style:style>
    <style:style style:name="Tabella3.A" style:family="table-column">
      <style:table-column-properties style:column-width="3.501cm"/>
    </style:style>
    <style:style style:name="Tabella3.B" style:family="table-column">
      <style:table-column-properties style:column-width="7.357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6" style:family="table">
      <style:table-properties style:width="10.986cm" fo:margin-left="1.201cm" table:align="left" style:writing-mode="lr-tb"/>
    </style:style>
    <style:style style:name="Tabella6.A" style:family="table-column">
      <style:table-column-properties style:column-width="2.074cm"/>
    </style:style>
    <style:style style:name="Tabella6.B" style:family="table-column">
      <style:table-column-properties style:column-width="3cm"/>
    </style:style>
    <style:style style:name="Tabella6.C" style:family="table-column">
      <style:table-column-properties style:column-width="5.911cm"/>
    </style:style>
    <style:style style:name="Tabella6.1" style:family="table-row">
      <style:table-row-properties fo:keep-together="auto"/>
    </style:style>
    <style:style style:name="Tabella6.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6.2" style:family="table-row">
      <style:table-row-properties style:min-row-height="0.323cm" fo:keep-together="auto"/>
    </style:style>
    <style:style style:name="Tabella6.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6.C3" style:family="table-cell">
      <style:table-cell-properties style:vertical-align="top" fo:padding-left="0.191cm" fo:padding-right="0.191cm" fo:padding-top="0cm" fo:padding-bottom="0cm" fo:border="0.5pt solid #000000" style:writing-mode="lr-tb"/>
    </style:style>
    <style:style style:name="Tabella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6.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Skillchart" style:family="table">
      <style:table-properties style:width="19.579cm" fo:margin-left="-1.358cm" table:align="left" style:writing-mode="lr-tb"/>
    </style:style>
    <style:style style:name="Skillchart.A" style:family="table-column">
      <style:table-column-properties style:column-width="1.632cm"/>
    </style:style>
    <style:style style:name="Skillchart.A1" style:family="table-cell">
      <style:table-cell-properties fo:padding="0.097cm" fo:border-left="0.05pt solid #000000" fo:border-right="none" fo:border-top="0.05pt solid #000000" fo:border-bottom="0.05pt solid #000000"/>
    </style:style>
    <style:style style:name="Skillchart.L1" style:family="table-cell">
      <style:table-cell-properties fo:padding="0.097cm" fo:border="0.05pt solid #000000"/>
    </style:style>
    <style:style style:name="Skillchart.A2" style:family="table-cell">
      <style:table-cell-properties fo:padding="0.097cm" fo:border-left="0.05pt solid #000000" fo:border-right="none" fo:border-top="none" fo:border-bottom="0.05pt solid #000000"/>
    </style:style>
    <style:style style:name="Skillchart.L2" style:family="table-cell">
      <style:table-cell-properties fo:padding="0.097cm" fo:border-left="0.05pt solid #000000" fo:border-right="0.05pt solid #000000" fo:border-top="none" fo:border-bottom="0.05pt solid #000000"/>
    </style:style>
    <style:style style:name="Tabella4" style:family="table">
      <style:table-properties style:width="19.579cm" fo:margin-left="-1.358cm" table:align="left" style:writing-mode="lr-tb"/>
    </style:style>
    <style:style style:name="Tabella4.A" style:family="table-column">
      <style:table-column-properties style:column-width="1.632cm"/>
    </style:style>
    <style:style style:name="Tabella4.D" style:family="table-column">
      <style:table-column-properties style:column-width="1.711cm"/>
    </style:style>
    <style:style style:name="Tabella4.E" style:family="table-column">
      <style:table-column-properties style:column-width="1.552cm"/>
    </style:style>
    <style:style style:name="Tabella4.A1" style:family="table-cell">
      <style:table-cell-properties fo:padding="0.097cm" fo:border-left="0.05pt solid #000000" fo:border-right="none" fo:border-top="0.05pt solid #000000" fo:border-bottom="0.05pt solid #000000"/>
    </style:style>
    <style:style style:name="Tabella4.L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L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officeooo:paragraph-rsid="000eb4bd" style:font-weight-asian="bold"/>
    </style:style>
    <style:style style:name="P7" style:family="paragraph" style:parent-style-name="Standard">
      <style:text-properties officeooo:rsid="0041e830" officeooo:paragraph-rsid="000eb4bd"/>
    </style:style>
    <style:style style:name="P8" style:family="paragraph" style:parent-style-name="Standard">
      <style:text-properties officeooo:paragraph-rsid="000eb4bd"/>
    </style:style>
    <style:style style:name="P9" style:family="paragraph" style:parent-style-name="Standard">
      <style:text-properties officeooo:rsid="00321a2b" officeooo:paragraph-rsid="00321a2b"/>
    </style:style>
    <style:style style:name="P10" style:family="paragraph" style:parent-style-name="Standard">
      <style:text-properties officeooo:rsid="00466ff7" officeooo:paragraph-rsid="00466ff7"/>
    </style:style>
    <style:style style:name="P11" style:family="paragraph" style:parent-style-name="Standard">
      <style:text-properties officeooo:rsid="006fad50" officeooo:paragraph-rsid="006fad50"/>
    </style:style>
    <style:style style:name="P12" style:family="paragraph" style:parent-style-name="Standard">
      <style:text-properties officeooo:paragraph-rsid="006fad50"/>
    </style:style>
    <style:style style:name="P13" style:family="paragraph" style:parent-style-name="Standard">
      <style:paragraph-properties fo:margin-top="0.423cm" fo:margin-bottom="0.106cm" loext:contextual-spacing="false"/>
    </style:style>
    <style:style style:name="P14" style:family="paragraph" style:parent-style-name="Heading_20__28_user_29_">
      <style:text-properties officeooo:rsid="00079a9b" officeooo:paragraph-rsid="00079a9b"/>
    </style:style>
    <style:style style:name="P15" style:family="paragraph" style:parent-style-name="Standard">
      <style:text-properties fo:color="#000000" fo:font-size="9pt" fo:font-weight="bold" officeooo:rsid="001cb991" officeooo:paragraph-rsid="007864c9" style:font-size-asian="9pt" style:font-weight-asian="bold" style:font-size-complex="9pt" style:font-weight-complex="bold"/>
    </style:style>
    <style:style style:name="P16" style:family="paragraph" style:parent-style-name="Standard">
      <style:text-properties fo:color="#000000" fo:font-size="9pt" fo:font-weight="bold" officeooo:rsid="005b4e21" officeooo:paragraph-rsid="007c75b3" style:font-size-asian="9pt" style:font-weight-asian="bold" style:font-size-complex="9pt" style:font-weight-complex="bold"/>
    </style:style>
    <style:style style:name="P17" style:family="paragraph" style:parent-style-name="Standard">
      <style:text-properties fo:color="#000000" officeooo:rsid="004f7430" officeooo:paragraph-rsid="007864c9"/>
    </style:style>
    <style:style style:name="P18" style:family="paragraph" style:parent-style-name="Standard">
      <style:text-properties fo:color="#000000" officeooo:rsid="001cb991" officeooo:paragraph-rsid="007864c9"/>
    </style:style>
    <style:style style:name="P19" style:family="paragraph" style:parent-style-name="Standard">
      <style:text-properties fo:color="#000000" fo:font-style="italic" officeooo:rsid="0041aa7c" officeooo:paragraph-rsid="007864c9" style:font-style-asian="italic" style:font-style-complex="italic"/>
    </style:style>
    <style:style style:name="P20" style:family="paragraph" style:parent-style-name="Standard">
      <style:text-properties fo:color="#000000" fo:font-size="8pt" fo:font-style="italic" officeooo:rsid="0041aa7c" officeooo:paragraph-rsid="007864c9" style:font-size-asian="8pt" style:font-style-asian="italic" style:font-size-complex="8pt" style:font-style-complex="italic"/>
    </style:style>
    <style:style style:name="P21" style:family="paragraph" style:parent-style-name="Standard">
      <style:text-properties fo:color="#000000" fo:font-size="8pt" fo:font-style="italic" officeooo:rsid="00431e53" officeooo:paragraph-rsid="007864c9" style:font-size-asian="8pt" style:font-style-asian="italic" style:font-size-complex="8pt" style:font-style-complex="italic"/>
    </style:style>
    <style:style style:name="P22" style:family="paragraph" style:parent-style-name="Standard">
      <style:paragraph-properties fo:text-align="center" style:justify-single-word="false"/>
      <style:text-properties fo:color="#000000" officeooo:rsid="0041aa7c" officeooo:paragraph-rsid="007864c9"/>
    </style:style>
    <style:style style:name="P23" style:family="paragraph" style:parent-style-name="Standard">
      <style:text-properties fo:color="#000000" officeooo:rsid="0041aa7c" officeooo:paragraph-rsid="007864c9"/>
    </style:style>
    <style:style style:name="P24" style:family="paragraph" style:parent-style-name="Standard">
      <style:text-properties fo:color="#000000" officeooo:rsid="00329bb4" officeooo:paragraph-rsid="007864c9"/>
    </style:style>
    <style:style style:name="P25" style:family="paragraph" style:parent-style-name="Standard">
      <style:text-properties fo:color="#000000" officeooo:paragraph-rsid="007864c9"/>
    </style:style>
    <style:style style:name="P26" style:family="paragraph" style:parent-style-name="Standard">
      <style:text-properties fo:color="#000000" officeooo:rsid="005b4e21" officeooo:paragraph-rsid="007c75b3"/>
    </style:style>
    <style:style style:name="P27" style:family="paragraph" style:parent-style-name="Standard">
      <style:paragraph-properties fo:text-align="center" style:justify-single-word="false"/>
      <style:text-properties officeooo:rsid="0019d30b" officeooo:paragraph-rsid="007864c9"/>
    </style:style>
    <style:style style:name="P28" style:family="paragraph" style:parent-style-name="Standard">
      <style:text-properties officeooo:rsid="0019d30b" officeooo:paragraph-rsid="007864c9"/>
    </style:style>
    <style:style style:name="P29" style:family="paragraph" style:parent-style-name="Standard">
      <style:text-properties officeooo:rsid="001a90a8" officeooo:paragraph-rsid="007864c9"/>
    </style:style>
    <style:style style:name="P30" style:family="paragraph" style:parent-style-name="Standard">
      <style:text-properties fo:color="#ff0000" officeooo:rsid="0078ea32" officeooo:paragraph-rsid="0078ea32"/>
    </style:style>
    <style:style style:name="P31" style:family="paragraph" style:parent-style-name="Standard">
      <style:text-properties fo:color="#ff0000" fo:font-size="8pt" fo:font-style="normal" officeooo:rsid="0078ea32" officeooo:paragraph-rsid="0078ea32" style:font-size-asian="8pt" style:font-style-asian="normal" style:font-size-complex="8pt" style:font-style-complex="normal"/>
    </style:style>
    <style:style style:name="P32" style:family="paragraph" style:parent-style-name="Standard">
      <style:text-properties fo:color="#ff0000" officeooo:rsid="00794671" officeooo:paragraph-rsid="00794671"/>
    </style:style>
    <style:style style:name="P33" style:family="paragraph" style:parent-style-name="Standard">
      <style:paragraph-properties fo:margin-left="0cm" fo:margin-right="0cm" fo:text-indent="0cm" style:auto-text-indent="false"/>
      <style:text-properties fo:font-style="normal" fo:font-weight="normal" officeooo:rsid="002f9aee" officeooo:paragraph-rsid="007c75b3" style:font-style-asian="normal" style:font-weight-asian="normal" style:font-style-complex="normal" style:font-weight-complex="normal"/>
    </style:style>
    <style:style style:name="P34" style:family="paragraph" style:parent-style-name="Standard">
      <style:paragraph-properties fo:margin-left="0cm" fo:margin-right="0cm" fo:text-indent="0cm" style:auto-text-indent="false"/>
      <style:text-properties fo:font-style="normal" fo:font-weight="normal" officeooo:rsid="0062ddf1" officeooo:paragraph-rsid="007c75b3" style:font-style-asian="normal" style:font-weight-asian="normal" style:font-style-complex="normal" style:font-weight-complex="normal"/>
    </style:style>
    <style:style style:name="P35" style:family="paragraph" style:parent-style-name="Table_20_Contents">
      <style:text-properties officeooo:rsid="005f31ce" officeooo:paragraph-rsid="007c75b3"/>
    </style:style>
    <style:style style:name="P36" style:family="paragraph" style:parent-style-name="Table_20_Contents">
      <style:text-properties officeooo:rsid="0061257f" officeooo:paragraph-rsid="007c75b3"/>
    </style:style>
    <style:style style:name="P37" style:family="paragraph" style:parent-style-name="Table_20_Contents">
      <style:text-properties officeooo:rsid="0062ddf1" officeooo:paragraph-rsid="007c75b3"/>
    </style:style>
    <style:style style:name="P38" style:family="paragraph" style:parent-style-name="Table_20_Contents">
      <style:text-properties officeooo:paragraph-rsid="007c75b3"/>
    </style:style>
    <style:style style:name="P39" style:family="paragraph" style:parent-style-name="Table_20_Contents">
      <style:paragraph-properties fo:margin-left="0cm" fo:margin-right="0cm" fo:text-indent="0cm" style:auto-text-indent="false"/>
      <style:text-properties fo:font-style="normal" fo:font-weight="normal" officeooo:rsid="005f31ce" officeooo:paragraph-rsid="007c75b3" style:font-style-asian="normal" style:font-weight-asian="normal" style:font-style-complex="normal" style:font-weight-complex="normal"/>
    </style:style>
    <style:style style:name="P40" style:family="paragraph" style:parent-style-name="Table_20_Contents">
      <style:paragraph-properties fo:margin-left="0cm" fo:margin-right="0cm" fo:text-indent="0cm" style:auto-text-indent="false"/>
      <style:text-properties fo:font-style="normal" fo:font-weight="normal" officeooo:rsid="0062ddf1" officeooo:paragraph-rsid="007c75b3" style:font-style-asian="normal" style:font-weight-asian="normal" style:font-style-complex="normal" style:font-weight-complex="normal"/>
    </style:style>
    <style:style style:name="P41" style:family="paragraph" style:parent-style-name="Heading_20__28_user_29_" style:master-page-name="Standard">
      <style:paragraph-properties fo:margin-top="0.423cm" fo:margin-bottom="0.106cm" loext:contextual-spacing="false" style:page-number="auto"/>
    </style:style>
    <style:style style:name="P42" style:family="paragraph" style:parent-style-name="Text_20_body">
      <style:text-properties officeooo:paragraph-rsid="007c75b3"/>
    </style:style>
    <style:style style:name="T1" style:family="text">
      <style:text-properties fo:font-style="italic" style:font-style-asian="italic" style:font-style-complex="italic"/>
    </style:style>
    <style:style style:name="T2" style:family="text">
      <style:text-properties fo:font-style="italic" officeooo:rsid="0008b086" style:font-style-asian="italic" style:font-style-complex="italic"/>
    </style:style>
    <style:style style:name="T3" style:family="text">
      <style:text-properties fo:font-style="italic" officeooo:rsid="007038bb" style:font-style-asian="italic" style:font-style-complex="italic"/>
    </style:style>
    <style:style style:name="T4" style:family="text">
      <style:text-properties fo:font-style="italic" officeooo:rsid="00596c8f" style:font-style-asian="italic" style:font-style-complex="italic"/>
    </style:style>
    <style:style style:name="T5" style:family="text">
      <style:text-properties officeooo:rsid="00079a9b"/>
    </style:style>
    <style:style style:name="T6" style:family="text">
      <style:text-properties officeooo:rsid="000eb4bd"/>
    </style:style>
    <style:style style:name="T7" style:family="text">
      <style:text-properties fo:font-weight="bold" style:font-weight-asian="bold" style:font-weight-complex="bold"/>
    </style:style>
    <style:style style:name="T8" style:family="text">
      <style:text-properties fo:color="#ff0000" officeooo:rsid="0078ea32"/>
    </style:style>
    <style:style style:name="T9" style:family="text">
      <style:text-properties officeooo:rsid="00331bbe"/>
    </style:style>
    <style:style style:name="T10" style:family="text">
      <style:text-properties officeooo:rsid="0044ad6e"/>
    </style:style>
    <style:style style:name="T11" style:family="text">
      <style:text-properties officeooo:rsid="00466ff7"/>
    </style:style>
    <style:style style:name="T12" style:family="text">
      <style:text-properties fo:color="#000000" officeooo:rsid="001bef34"/>
    </style:style>
    <style:style style:name="T13" style:family="text">
      <style:text-properties fo:color="#000000" officeooo:rsid="004e549b"/>
    </style:style>
    <style:style style:name="T14" style:family="text">
      <style:text-properties fo:color="#000000" officeooo:rsid="004f7430"/>
    </style:style>
    <style:style style:name="T15" style:family="text">
      <style:text-properties officeooo:rsid="00267678"/>
    </style:style>
    <style:style style:name="T16" style:family="text">
      <style:text-properties officeooo:rsid="0056a329"/>
    </style:style>
    <style:style style:name="T17" style:family="text">
      <style:text-properties officeooo:rsid="00486eaf"/>
    </style:style>
    <style:style style:name="T18" style:family="text">
      <style:text-properties officeooo:rsid="001a90a8"/>
    </style:style>
    <style:style style:name="T19" style:family="text">
      <style:text-properties officeooo:rsid="00357491"/>
    </style:style>
    <style:style style:name="T20" style:family="text">
      <style:text-properties officeooo:rsid="00492b2f"/>
    </style:style>
    <style:style style:name="T21" style:family="text">
      <style:text-properties officeooo:rsid="004ae9f1"/>
    </style:style>
    <style:style style:name="T22" style:family="text">
      <style:text-properties officeooo:rsid="001bef34"/>
    </style:style>
    <style:style style:name="T23" style:family="text">
      <style:text-properties style:text-position="super 58%"/>
    </style:style>
    <style:style style:name="T24" style:family="text">
      <style:text-properties style:text-position="super 58%" officeooo:rsid="001bef34"/>
    </style:style>
    <style:style style:name="T25" style:family="text">
      <style:text-properties officeooo:rsid="004f7430"/>
    </style:style>
    <style:style style:name="T26" style:family="text">
      <style:text-properties officeooo:rsid="004fcea9"/>
    </style:style>
    <style:style style:name="T27" style:family="text">
      <style:text-properties officeooo:rsid="001cfeff"/>
    </style:style>
    <style:style style:name="T28" style:family="text">
      <style:text-properties officeooo:rsid="0051cab7"/>
    </style:style>
    <style:style style:name="T29" style:family="text">
      <style:text-properties officeooo:rsid="001ef2e5"/>
    </style:style>
    <style:style style:name="T30" style:family="text">
      <style:text-properties officeooo:rsid="00114202"/>
    </style:style>
    <style:style style:name="T31" style:family="text">
      <style:text-properties fo:color="#333333"/>
    </style:style>
    <style:style style:name="T32" style:family="text">
      <style:text-properties officeooo:rsid="000ba212"/>
    </style:style>
    <style:style style:name="T33" style:family="text">
      <style:text-properties officeooo:rsid="001fb06c"/>
    </style:style>
    <style:style style:name="T34" style:family="text">
      <style:text-properties officeooo:rsid="00213927"/>
    </style:style>
    <style:style style:name="T35" style:family="text">
      <style:text-properties officeooo:rsid="0058569f"/>
    </style:style>
    <style:style style:name="T36" style:family="text">
      <style:text-properties fo:font-size="8pt" fo:font-style="italic" officeooo:rsid="00596c8f" style:font-size-asian="8pt" style:font-style-asian="italic" style:font-size-complex="8pt" style:font-style-complex="italic"/>
    </style:style>
    <style:style style:name="T37" style:family="text">
      <style:text-properties officeooo:rsid="003376e2"/>
    </style:style>
    <style:style style:name="T38" style:family="text">
      <style:text-properties officeooo:rsid="00334df8"/>
    </style:style>
    <style:style style:name="T39" style:family="text">
      <style:text-properties officeooo:rsid="003108c9"/>
    </style:style>
    <style:style style:name="T40" style:family="text">
      <style:text-properties officeooo:rsid="00233355"/>
    </style:style>
    <style:style style:name="T41" style:family="text">
      <style:text-properties officeooo:rsid="000d5662"/>
    </style:style>
    <style:style style:name="T42" style:family="text">
      <style:text-properties officeooo:rsid="00242931"/>
    </style:style>
    <style:style style:name="T43" style:family="text">
      <style:text-properties officeooo:rsid="00329bb4"/>
    </style:style>
    <style:style style:name="T44" style:family="text">
      <style:text-properties officeooo:rsid="00246b9a"/>
    </style:style>
    <style:style style:name="T45" style:family="text">
      <style:text-properties officeooo:rsid="0052b5c5"/>
    </style:style>
    <style:style style:name="T46" style:family="text">
      <style:text-properties officeooo:rsid="0024a36d"/>
    </style:style>
    <style:style style:name="T47" style:family="text">
      <style:text-properties officeooo:rsid="002664ea"/>
    </style:style>
    <style:style style:name="T48" style:family="text">
      <style:text-properties officeooo:rsid="003809d1"/>
    </style:style>
    <style:style style:name="T49" style:family="text">
      <style:text-properties officeooo:rsid="0024aca9"/>
    </style:style>
    <style:style style:name="T50" style:family="text">
      <style:text-properties officeooo:rsid="002b67b0"/>
    </style:style>
    <style:style style:name="T51" style:family="text">
      <style:text-properties officeooo:rsid="0054fce5"/>
    </style:style>
    <style:style style:name="T52" style:family="text">
      <style:text-properties officeooo:rsid="00794671"/>
    </style:style>
    <style:style style:name="T53" style:family="text">
      <style:text-properties officeooo:rsid="007ab060"/>
    </style:style>
    <style:style style:name="T54" style:family="text">
      <style:text-properties officeooo:rsid="005bc742"/>
    </style:style>
    <style:style style:name="T55" style:family="text">
      <style:text-properties officeooo:rsid="005cd4d8"/>
    </style:style>
    <style:style style:name="T56" style:family="text">
      <style:text-properties officeooo:rsid="005d9610"/>
    </style:style>
    <style:style style:name="T57" style:family="text">
      <style:text-properties officeooo:rsid="005df697"/>
    </style:style>
    <style:style style:name="T58" style:family="text">
      <style:text-properties officeooo:rsid="005ec072"/>
    </style:style>
    <style:style style:name="T59" style:family="text">
      <style:text-properties officeooo:rsid="002fcf9a"/>
    </style:style>
    <style:style style:name="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3"/>
      <text:p text:style-name="P13"/>
      <text:p text:style-name="P13"/>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_20__28_user_29_"/>
            <text:p text:style-name="P14"><text:span text:style-name="T10">LEVEL</text:span>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giving an overview <text:span text:style-name="T5">of the level, with areas descriptions, script and charts.</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text:span text:style-name="T5">11</text:span>-1<text:span text:style-name="T5">2</text:span>-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10">Gabriel Logroni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6">27</text:span>-1<text:span text:style-name="T5">2</text:span>-2017</text:p>
                </table:table-cell>
              </table:table-row>
            </table:table>
            <text:p text:style-name="Standard"/>
            <table:table table:name="Tabella6" table:style-name="Tabella6">
              <table:table-column table:style-name="Tabella6.A"/>
              <table:table-column table:style-name="Tabella6.B"/>
              <table:table-column table:style-name="Tabella6.C"/>
              <table:table-row table:style-name="Tabella6.1">
                <table:table-cell table:style-name="Tabella6.A1" table:number-columns-spanned="3" office:value-type="string">
                  <text:p text:style-name="P6">Revision History</text:p>
                </table:table-cell>
                <table:covered-table-cell/>
                <table:covered-table-cell/>
              </table:table-row>
              <table:table-row table:style-name="Tabella6.2">
                <table:table-cell table:style-name="Tabella6.A2" office:value-type="string">
                  <text:p text:style-name="P6">Who</text:p>
                </table:table-cell>
                <table:table-cell table:style-name="Tabella6.A2" office:value-type="string">
                  <text:p text:style-name="P6">When</text:p>
                </table:table-cell>
                <table:table-cell table:style-name="Tabella6.A1" office:value-type="string">
                  <text:p text:style-name="P6">What</text:p>
                </table:table-cell>
              </table:table-row>
              <table:table-row table:style-name="Tabella6.2">
                <table:table-cell table:style-name="Tabella6.A3" office:value-type="string">
                  <text:p text:style-name="P11">Faro</text:p>
                </table:table-cell>
                <table:table-cell table:style-name="Tabella6.B3" office:value-type="string">
                  <text:p text:style-name="P11">22-11-2017</text:p>
                </table:table-cell>
                <table:table-cell table:style-name="Tabella6.C3" office:value-type="string">
                  <text:p text:style-name="P12">Created this document</text:p>
                </table:table-cell>
              </table:table-row>
              <table:table-row table:style-name="Tabella6.2">
                <table:table-cell table:style-name="Tabella6.A4" office:value-type="string">
                  <text:p text:style-name="P11">Faro</text:p>
                </table:table-cell>
                <table:table-cell table:style-name="Tabella6.B4" office:value-type="string">
                  <text:p text:style-name="P11">23-11-2017</text:p>
                </table:table-cell>
                <table:table-cell table:style-name="Tabella6.C4" office:value-type="string">
                  <text:p text:style-name="P11">Added setting</text:p>
                </table:table-cell>
              </table:table-row>
              <table:table-row table:style-name="Tabella6.2">
                <table:table-cell table:style-name="Tabella6.A5" office:value-type="string">
                  <text:p text:style-name="P11">Faro</text:p>
                </table:table-cell>
                <table:table-cell table:style-name="Tabella6.B5" office:value-type="string">
                  <text:p text:style-name="P11">24-11-2017</text:p>
                </table:table-cell>
                <table:table-cell table:style-name="Tabella6.C5" office:value-type="string">
                  <text:p text:style-name="P11">Added Script</text:p>
                </table:table-cell>
              </table:table-row>
              <table:table-row table:style-name="Tabella6.2">
                <table:table-cell table:style-name="Tabella6.A6" office:value-type="string">
                  <text:p text:style-name="P7">Dell’Oro</text:p>
                </table:table-cell>
                <table:table-cell table:style-name="Tabella6.B6" office:value-type="string">
                  <text:p text:style-name="P7">12-12-2017</text:p>
                </table:table-cell>
                <table:table-cell table:style-name="Tabella6.C6" office:value-type="string">
                  <text:p text:style-name="P7">Added areas’ descriptions</text:p>
                </table:table-cell>
              </table:table-row>
              <table:table-row table:style-name="Tabella6.2">
                <table:table-cell table:style-name="Tabella6.A7" office:value-type="string">
                  <text:p text:style-name="P7">Faro</text:p>
                </table:table-cell>
                <table:table-cell table:style-name="Tabella6.B7" office:value-type="string">
                  <text:p text:style-name="P7">17-12-2017</text:p>
                </table:table-cell>
                <table:table-cell table:style-name="Tabella6.C7" office:value-type="string">
                  <text:p text:style-name="P7">Created buildings’ interiors</text:p>
                </table:table-cell>
              </table:table-row>
              <table:table-row table:style-name="Tabella6.2">
                <table:table-cell table:style-name="Tabella6.A8" office:value-type="string">
                  <text:p text:style-name="P7">Faro</text:p>
                </table:table-cell>
                <table:table-cell table:style-name="Tabella6.B8" office:value-type="string">
                  <text:p text:style-name="P7">19-12-2017</text:p>
                </table:table-cell>
                <table:table-cell table:style-name="Tabella6.C8" office:value-type="string">
                  <text:p text:style-name="P7">Modified buildings’ interiors</text:p>
                </table:table-cell>
              </table:table-row>
              <table:table-row table:style-name="Tabella6.2">
                <table:table-cell table:style-name="Tabella6.A9" office:value-type="string">
                  <text:p text:style-name="P7">Logronio</text:p>
                </table:table-cell>
                <table:table-cell table:style-name="Tabella6.B9" office:value-type="string">
                  <text:p text:style-name="P7">20-12-2017</text:p>
                </table:table-cell>
                <table:table-cell table:style-name="Tabella6.C9" office:value-type="string">
                  <text:p text:style-name="P7">Organized this document</text:p>
                </table:table-cell>
              </table:table-row>
              <table:table-row table:style-name="Tabella6.2">
                <table:table-cell table:style-name="Tabella6.A10" office:value-type="string">
                  <text:p text:style-name="P9">Logronio</text:p>
                </table:table-cell>
                <table:table-cell table:style-name="Tabella6.B10" office:value-type="string">
                  <text:p text:style-name="P9">2<text:span text:style-name="T11">7</text:span>-12-2017</text:p>
                </table:table-cell>
                <table:table-cell table:style-name="Tabella6.C10" office:value-type="string">
                  <text:p text:style-name="P9">Added descriptions and cutscenes <text:span text:style-name="T9">references</text:span></text:p>
                </table:table-cell>
              </table:table-row>
            </table:tabl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8">Clara and Ashildr decide to start their own journey using the Tardis, in the light of adventures that they had with the Doctor. <text:span text:style-name="T17">B</text:span>efore heading back to Clara’s inevitable death, t<text:span text:style-name="T17">hey</text:span> travel all around the galaxy trying to save as many lives as they can. A temporal anomaly forces the Tardis to <text:span text:style-name="T18">stop</text:span> in Roswell, in 1947: an UFO is <text:span text:style-name="T19">rumoured</text:span> to have crashed <text:span text:style-name="T18">but it was only found 6 days after the actual crash. What happened in that time gap? Our story starts right here.</text:span></text:p>
      <text:p text:style-name="P27"/>
      <text:p text:style-name="P30">LEVEL 1- Roswell</text:p>
      <text:p text:style-name="P29">After the rough land<text:span text:style-name="T20">ing</text:span>, the two girls decide to investigate in the surrounding area, finding the UFO’s landing zone: the spaceship is still smoking and two <text:span text:style-name="T19">z</text:span>ygons are lying slightly stunned nearby; other aliens, silurians, are unloading some boxes from the spaceship. Clara and Ashildr <text:span text:style-name="T21">approach the ship while</text:span> hiding but Clara steps on a branch, making noise and <text:span text:style-name="T22">getting detected, the 12</text:span><text:span text:style-name="T24">th</text:span><text:span text:style-name="T22"> Doctor comes out the spaceship, staring angrily at them and yells at the aliens to get rid of them; the aliens start to chase our adventurers. During the chase, Ashildr stumbles and falls to the ground. When they’re about to get reached from the creatures, two shots explode in the air, and the aliens fall on the ground dead. Jack Harkness gets out of the bushes, with his rifle still fuming, but he is not alone, as two more people come out: they are Sam Swift and Jenny, the Doctor’s daughter. After the greetings, Jack tells the girls that an anonymous informer told him about their arrival and that they were the only people who could save them. The reason of the presence of those Zygons in 1947 was still unknown. While examining the dead bodies of the creatures they immediately notice a small metal device, as big as a bottle cap, inserted in the aliens’ neck up to the point of the spinal cord, but they all self-destroyed at the death of their owner. One of the silurians is still alive and Jack manages to convince her to help them, she then shows them where to find some intact devices before finally dying. They reach the place and they come across a box, filled up with the very same tools, still there and ready to be</text:span><text:span text:style-name="T12"> used. The doctor ha</text:span><text:span text:style-name="T13">d</text:span><text:span text:style-name="T12"> disappeared. The adventurers decid</text:span><text:span text:style-name="T14">e they</text:span><text:span text:style-name="T12"> need to find out what’s the purpose of the little tool </text:span><text:span text:style-name="T14">all of this while</text:span><text:span text:style-name="T12"> w</text:span><text:span text:style-name="T14">o</text:span><text:span text:style-name="T12">nder</text:span><text:span text:style-name="T14">ing</text:span><text:span text:style-name="T12"> where the Doctor </text:span><text:span text:style-name="T14">could have </text:span><text:span text:style-name="T12">gone. Their next destination is a laboratory technologically advanced enough to understand and examine the device.</text:span></text:p>
      <text:p text:style-name="P17"/>
      <text:p text:style-name="P30">LEVEL 2- Deserted Earth </text:p>
      <text:p text:style-name="P18">Once back to the Tardis the<text:span text:style-name="T25">y</text:span> depart to reach their destination: it’s the very same place, on Earth, but 2000 years later. The group approaches a nearby city but there doesn’t seem to be anyone around. Streets are empty, cars are abandoned, nothing looks alive. While roaming around, they hear a voice calling them. A young Silurian had followed them intrigued by the Tardis, and he introduces himself as Alros: the Earth had been attacked 2 millenniums before and the whole population ha<text:span text:style-name="T26">d</text:span> been taken somewhere unknown. The roads are only patrolled by cybermen, looking for anomalies or any living being. <text:span text:style-name="T19">s</text:span>ilurians managed to survive since they live underground, hiding from the evil machines. His parents were killed by the cybermen and his little brother was kidnapped. The group shows the device to Alros, but he doesn’t recognise it; <text:span text:style-name="T26">regardless</text:span> he guides his new friends in a laboratory where it could be scanned and examined. After crossing the city with all the dangers <text:span text:style-name="T27">involved</text:span>, they find the lab and they find out that the device is actually <text:span text:style-name="T27">a </text:span>transmitter <text:span text:style-name="T27">that sends</text:span> signals to a planet in the Andromeda galaxy. </text:p>
      <text:p text:style-name="P23"/>
      <text:p text:style-name="P19"><text:span text:style-name="T8">LEVEL 3- Andromeda free the factory </text:span>(PROTOTYPED LEVEL)</text:p>
      <text:p text:style-name="P25">They decide to find out who they’re dealing with. <text:span text:style-name="T27">F</text:span>ollowing the radio signal <text:span text:style-name="T27">they find </text:span>a giant factory where a lot of people work as slaves. Our heroes try to investigate on who is responsible for all of this. Going through the rooms several clues are found that get the group closer and closer to the truth: the place is a huge foundry, where metal is worked to build <text:span text:style-name="T19">s</text:span>ontaran’s armours. Strax, a <text:span text:style-name="T19">s</text:span>ontaran who used to help the Doctor in the past, is the factory’s <text:span text:style-name="T27">chief</text:span>. The adventurers decide to <text:span text:style-name="T27">face </text:span>Strax <text:span text:style-name="T27">and</text:span> free the workers. <text:span text:style-name="T28">While exploring the factory, the run across a group of scientists and when they free them the leader gives them his pass. They use that card in order to open the control office, and fight Strax.</text:span></text:p>
      <text:p text:style-name="P25"/>
      <text:p text:style-name="P30">LEVEL 4- Andromeda escape</text:p>
      <text:p text:style-name="P18">After the battle Strax passes out, and the same device they’ve been <text:span text:style-name="T19">analysing</text:span> is found on his neck. After removing it the <text:span text:style-name="T28">S</text:span>ontaran wakes up, asking where he is and saying that he has no memory of the past few years: his last <text:span text:style-name="T29">memory</text:span> is a great pain to <text:span text:style-name="T28">the</text:span> neck. <text:span text:style-name="T30">Strax calls for a</text:span> few scientists <text:span text:style-name="T29">among</text:span> the slav<text:span text:style-name="T30">es</text:span>, which tell the group that the device is in fact a temporal energy controller, able to take control of its host remotely, the images of the 4 regenerations of the doctor <text:span text:style-name="T29">are shown in loop</text:span> in the mind of the subject, <text:span text:style-name="T28">resulting in feelings of </text:span>terror and fear. The source of <text:span text:style-name="T29">Strax’s device </text:span>is not just one, but four different ones, in location and times far from each other: Waflorix, Kobrorth, Steon A61 and Pledaclite.<text:span text:style-name="T31"> The team is </text:span>divided between <text:span text:style-name="T29">Ashildr and Jenny, </text:span>who think the Doctor is acting and has a plan, and <text:span text:style-name="T29">Clara</text:span> <text:span text:style-name="T29">and Jack, </text:span>the ones who assert that the Doctor would never do such things, then Strax <text:span text:style-name="T32">asks</text:span> to join the team<text:span text:style-name="T32"> to redeem himself.</text:span> Alros decides to look for his brother between the slaves, but while the search <text:span text:style-name="T28">is taking place</text:span> a siren rings announcing the self destruct<text:span text:style-name="T33">ion</text:span> of the planet in 20 minutes. Panic erupts among the crowd, as they head towards the closest spaceships. In this <text:span text:style-name="T19">hell</text:span> Alros is able to locate his sibling but unable to <text:span text:style-name="T33">draw</text:span> his attention. They eventually head to the Tardis and fly over the panicking people, trying to pinpoint the young one; they eventually find him and Alros grabs his arm while the timer is <text:span text:style-name="T33">almost done</text:span>. <text:span text:style-name="T33">Other two </text:span>desperate men hang on the little <text:span text:style-name="T28">Silurian’s</text:span> legs, <text:span text:style-name="T33">preventing the group from lifting him onto the time machine</text:span>. <text:span text:style-name="T33">T</text:span>he <text:span text:style-name="T33">little</text:span> brother understands his fate is sealed, he lets go of his brother’s hand and the Tardis departs at 2 seconds left <text:span text:style-name="T28">on the destruction timer</text:span>, while Alros is screaming and the planet is starting to dissolve.</text:p>
      <text:p text:style-name="P18"/>
      <text:p text:style-name="P25">While the group manages to escape in the nick of time, Alros is destroyed and overwhelmed by the pain, so much that he passes out. Adjusting him in one of the available chairs they all agree that the real Doctor can’t be the cause of such pain, so they depart towards one of the 4 planets where the message branches off to destroy the 4 relays and <text:soft-page-break/>stop the <text:span text:style-name="T34">supposed</text:span> Doctors. When Alros finally speaks up expressing his desire for revenge and his hatred for who was the cause of all this.</text:p>
      <text:p text:style-name="P25"/>
      <text:p text:style-name="P24">The player can visit the four planets in the order he prefers, <text:span text:style-name="T35">choosing two characters to help Clara and Me between Alros, Jack, Jenny and Strax</text:span>:</text:p>
      <text:p text:style-name="P22"><text:span text:style-name="T36"/></text:p>
      <text:p text:style-name="P30">LEVELS 5-6-7-8 Waflorix, Steon A61, Kobroth, Pledatite</text:p>
      <text:p text:style-name="P25"><text:span text:style-name="T37">In Waflorix</text:span> they find a mass of soldiers training. Here are led all the prisoners, forced by the Doctor and his cruel <text:span text:style-name="T28">S</text:span>ontaran jailer to train to become soldiers. The exploration of the barracks and its different rooms is conducted in the sneakiest way possible, as there are too many guards around. After different battles and clues, they come across <text:span text:style-name="T38">War</text:span>, the <text:span text:style-name="T39">9</text:span><text:span text:style-name="T23">th</text:span> Doctor, that once defeated loses control of its army: the player can choose to <text:span text:style-name="T40">take the Sontarin jailer as a captive</text:span> or to <text:span text:style-name="T40">let him</text:span> <text:span text:style-name="T41">free (the choice will impact the finale)</text:span>, then they destroy the transmitter.</text:p>
      <text:p text:style-name="P20"/>
      <text:p text:style-name="P25"><text:span text:style-name="T37">Steon A61</text:span> looks like a giant lab, and this time the slaves are very few and mostly are scientific personnel, they are all humans guarded by armed <text:span text:style-name="T28">S</text:span>ilurians. Here many species are used as lab rats for cloning experiments. After talking to a few researchers, beating some silurian guard<text:span text:style-name="T28">s</text:span> <text:span text:style-name="T37">and escaping from the weeping angels, attracted by a red sparkling substance</text:span> they come across the captain of the lab. After their victory, the hood o<text:span text:style-name="T28">f</text:span> the enemy is removed revealing The Rani, a scientist of the Time Lords banished from her people for the cruelty of her experiments. She is questioned, and the groups finds out that the Doctors are gathering an alliance of all the species afraid of him: the player can choose to <text:span text:style-name="T40">take her has a captive</text:span> or to <text:span text:style-name="T40">let her</text:span> <text:span text:style-name="T41">free (the choice will impact the finale)</text:span>. <text:span text:style-name="T42">Whatever the player chooses, suddenly</text:span>, the Rani gets hit by a huge shock, which <text:span text:style-name="T19">pulverises</text:span> her while she screams her lungs out, it’s the 10<text:span text:style-name="T23">th</text:span> Doctor <text:span text:style-name="T42">who</text:span> calls himself Famine, that killed her because of no use <text:span text:style-name="T19">any more.</text:span> They defeat him too. Before leaving the planet they destroy the relay.</text:p>
      <text:p text:style-name="P20"/>
      <text:p text:style-name="P25"><text:span text:style-name="T37">In Kobroth</text:span> the whole population is held captive by a group of ice warriors, working in what looks like a mine. What are they looking for? All the slaves are held in chains, with a collar that seems to shock people who decide to take a breather. In a remote room they find out what the slaves are looking for, Zeiton-7, a <text:span text:style-name="T37">red sparkling </text:span>mineral with great temporal properties which fuels the Tardis <text:span text:style-name="T37">but attracts many weeping angels too</text:span>. After a few battles they get to the head of the outpost, <text:s/>the <text:span text:style-name="T43">11</text:span><text:span text:style-name="T23">th</text:span> Doctor <text:span text:style-name="T40">he calls himself</text:span> <text:span text:style-name="T38">Conquest</text:span>, accompanied by an Ice Warrior general. The doctor greets our heroes and then he immediately attacks; when they manage to take him out, he speaks up saying “It’s too late, <text:span text:style-name="T40">s</text:span>he <text:span text:style-name="T40">ha</text:span>s already <text:span text:style-name="T40">all planned</text:span>”. The ice warrior general begs mercy: the player can choose to <text:span text:style-name="T40">take him as captive</text:span> or to <text:span text:style-name="T40">let him</text:span> <text:span text:style-name="T41">free (the choice will impact the finale)</text:span>. Before departing <text:span text:style-name="T40">Ashildr takes a vial of Zeiton-7, as she finds it extremely interesting, they then destroy the</text:span> transmitter and <text:span text:style-name="T40">release all the slaves</text:span>.</text:p>
      <text:p text:style-name="P20"/>
      <text:p text:style-name="P25"><text:span text:style-name="T37">On Pledatite</text:span> they find a multitude of closed capsules. When they get off from the Tardis and get close to one, the heroes find out that those contain inside different being of different races coming from all corners of the universe, <text:span text:style-name="T37">and many weeping angels are roaming nearby</text:span>. With these horrible news <text:span text:style-name="T44">and frightened by the creepy sight</text:span> they head towards the source of the signal. At the base of the transmitting tower they find <text:span text:style-name="T38">Death</text:span>, the 12<text:span text:style-name="T23">th</text:span> Doctor. When he sees the adventurers he immediately fights them. While they deactivate the tower they try to find out why those capsules are out there; in a hidden room they find a surgeon working <text:span text:style-name="T45">on</text:span> a corpse. <text:span text:style-name="T46">T</text:span>hey <text:span text:style-name="T46">discover</text:span> that the bodies are drained from their temporal energy which is then stored for a following use <text:span text:style-name="T37">but have attracted the weeping angels in the meanwhile</text:span>: the player can choose to <text:span text:style-name="T40">take him as captive</text:span> or to <text:span text:style-name="T40">let him</text:span> <text:span text:style-name="T41">free (the choice will impact the finale),</text:span> they then destroy the relay.</text:p>
      <text:p text:style-name="P23"/>
      <text:p text:style-name="P30">LEVEL 9- <text:span text:style-name="T52">Reach Missy</text:span></text:p>
      <text:p text:style-name="P25">Once the four planets are freed, <text:span text:style-name="T46">the group puts together the clues they had found: the 4 Doctors were actually evil clones made using the Zeiton-7 and the temporal energy stored and they were used to force many species to gather up in an enormous army, but who made this? And what was the purpose of the army? While they are still discussing </text:span>a video of Missy reaches the group, unveiling h<text:span text:style-name="T46">er</text:span> plan: she managed to capture the Doctor, <text:span text:style-name="T47">and now she plans to use her army</text:span>. When the video is over they manage to locate its source through a complex process. </text:p>
      <text:p text:style-name="P25">Once on the planet, they fall in an ambush where they’re taken prisoners. Missy finally tells them that they will attend to the end of the universe and <text:span text:style-name="T46">her revenge on </text:span>the Time Lords. </text:p>
      <text:p text:style-name="P25"/>
      <text:p text:style-name="P32">LEVEL 10- Escape the prison</text:p>
      <text:p text:style-name="P25">The team is held captive in different cells, but Clara manages to brilliantly escape her cell and sneakily reaches all her companions cells and free them one by one. When they are all together again they head to <text:s/>M<text:span text:style-name="T53">issy</text:span>’s room.</text:p>
      <text:p text:style-name="P21"/>
      <text:p text:style-name="P31">LEVEL 1<text:span text:style-name="T52">1</text:span>- Defeat Missy</text:p>
      <text:p text:style-name="P25">When they’ get to the room where his plan is going to take place, the<text:span text:style-name="T48">y find the</text:span> Doctor trapped in a cage, unable to talk. Missy assert that the Doctor is not so different from herself. Their both known with fear, their names are associated to dread. They both assembled a deadly army to help them, Missy has her Alliance, the Doctor has his companions. She then present<text:span text:style-name="T45">s</text:span> the last part of the army: the <text:span text:style-name="T45">D</text:span>aleks <text:span text:style-name="T49">enter into the room through a portal</text:span>. Last time the Doctor and her met, she was left in <text:span text:style-name="T45">Daleks’</text:span> hands, and she bargain<text:span text:style-name="T50">ed</text:span> her life for Gallifrey and all the time lords. Her army united with the <text:span text:style-name="T45">D</text:span>aleks will be able to take on the Time Lords and allow Missy to take her final revenge, <text:span text:style-name="T49">but she has to make her final step: cloning herself</text:span>. The team <text:span text:style-name="T49">has heard everything and hurry to stop her, but the Daleks use all their resources to slow them. At the end they manage to reach the cloning room, but Missy is already connected to the cloning machine and using three little drops of the Zeiton-7 she makes three clones of herself that help her to fight the heroes. After a long fight, Clara manages to sneakily reach the machine and pour the Zeiton-7 </text:span><text:soft-page-break/><text:span text:style-name="T49">vial previously taken into it. The machine overloads and explodes, destroying the clones and the dalek’s portal, Missy is left slightly stunned while the team begins to celebrate. </text:span></text:p>
      <text:p text:style-name="P25"/>
      <text:p text:style-name="P25"><text:span text:style-name="T7">GOOD FINALE</text:span> <text:span text:style-name="T1">(</text:span><text:span text:style-name="T4">there are more freed guardians</text:span><text:span text:style-name="T1">)</text:span>: Missy is defeated and spared by the team, the Doctor is <text:span text:style-name="T51">liberated</text:span> and <text:span text:style-name="T51">he </text:span>congratulate<text:span text:style-name="T51">s with</text:span> them for <text:span text:style-name="T47">showing mercy</text:span>. <text:span text:style-name="T15">After greeting the team members, but not recognizing Clara, h</text:span>e departs <text:span text:style-name="T37">forcing Missy to follow him,</text:span> to free the species forced in the <text:span text:style-name="T47">Army</text:span> and to <text:span text:style-name="T15">redeem</text:span> his name, so it can be associate again to “hope” <text:span text:style-name="T51">once again,</text:span> <text:span text:style-name="T51">while teaching Missy what mercy consists in</text:span>.</text:p>
      <text:p text:style-name="P25"/>
      <text:p text:style-name="P15">BAD FINALE <text:span text:style-name="T1">(</text:span><text:span text:style-name="T4">there are more imprisoned guardians</text:span><text:span text:style-name="T1">)</text:span>: Missy is defeated, <text:span text:style-name="T15">Alros </text:span>tries to kill her <text:span text:style-name="T15">for revenge</text:span>, but the Doctor screams, distracting <text:span text:style-name="T15">him</text:span> and allowing Missy to escape. The Doctor is <text:span text:style-name="T16">liberated</text:span> but <text:span text:style-name="T16">he’</text:span>s <text:span text:style-name="T15">furious, showing no mercy is not the right way to act, taking captives and killing can’t do any good</text:span>. <text:span text:style-name="T15">His name might be corrupted for ever.</text:span> He then departs to go in a solitude meditation, to find <text:span text:style-name="T15">out </text:span>if Missy was actually right about them being simila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text:soft-page-break/>LEVEL 1- Roswell</text:p>
      <text:p text:style-name="P26"><text:tab/><text:span text:style-name="T54">Investigate the area</text:span></text:p>
      <text:p text:style-name="P26"><text:tab/><text:span text:style-name="T54">Escape the attackers</text:span></text:p>
      <text:p text:style-name="P26"><text:tab/><text:span text:style-name="T54">Inspect the bodies</text:span></text:p>
      <text:p text:style-name="P26"/>
      <text:p text:style-name="P26">LEVEL 2- Earth 2k</text:p>
      <text:p text:style-name="P26"><text:tab/><text:span text:style-name="T54">Reach the city</text:span></text:p>
      <text:p text:style-name="P26"><text:tab/><text:span text:style-name="T54">Find the laboratory</text:span></text:p>
      <text:p text:style-name="P26"/>
      <text:p text:style-name="P26">LEVEL 3- Andromeda free</text:p>
      <text:p text:style-name="P26"><text:tab/><text:span text:style-name="T54">PROTOTYPED</text:span></text:p>
      <text:p text:style-name="P26"/>
      <text:p text:style-name="P26">LEVEL 4- Andromeda escape</text:p>
      <text:p text:style-name="P26"><text:tab/><text:span text:style-name="T55">Search for Alros’ brother</text:span></text:p>
      <text:p text:style-name="P26"><text:tab/><text:span text:style-name="T55">Get to the TARDIS</text:span></text:p>
      <text:p text:style-name="P26"/>
      <text:p text:style-name="P26">LEVEL <text:span text:style-name="T56">Waflorix</text:span></text:p>
      <text:p text:style-name="P26"><text:tab/><text:span text:style-name="T56">Find a way into the Barracks</text:span></text:p>
      <text:p text:style-name="P26"><text:tab/><text:span text:style-name="T56">Explore the yard and the main building</text:span></text:p>
      <text:p text:style-name="P26"><text:span text:style-name="T56"><text:tab/>Free the captives</text:span></text:p>
      <text:p text:style-name="P26"><text:tab/><text:span text:style-name="T56">Defeat the Doctor</text:span></text:p>
      <text:p text:style-name="P26"><text:tab/><text:span text:style-name="T57">Destroy the transmitter</text:span></text:p>
      <text:p text:style-name="P26"/>
      <text:p text:style-name="P26">LEVEL <text:span text:style-name="T56">Steon A61</text:span></text:p>
      <text:p text:style-name="P26"><text:tab/><text:span text:style-name="T56">Find a way into the laboratory</text:span></text:p>
      <text:p text:style-name="P26"><text:tab/><text:span text:style-name="T56">Explore the laboratory</text:span></text:p>
      <text:p text:style-name="P26"><text:tab/><text:span text:style-name="T56">Defeat the Rani</text:span></text:p>
      <text:p text:style-name="P26"><text:tab/><text:span text:style-name="T57">Defeat the Doctor</text:span></text:p>
      <text:p text:style-name="P26"><text:tab/><text:span text:style-name="T57">Destroy the transmitter</text:span></text:p>
      <text:p text:style-name="P26"/>
      <text:p text:style-name="P26">LEVEL <text:span text:style-name="T56">Kobroth</text:span></text:p>
      <text:p text:style-name="P26"><text:tab/><text:span text:style-name="T56">Find a way into the mines</text:span></text:p>
      <text:p text:style-name="P26"><text:tab/><text:span text:style-name="T57">Explore the mines</text:span></text:p>
      <text:p text:style-name="P26"><text:tab/><text:span text:style-name="T57">Free the captives and seal the chambers</text:span></text:p>
      <text:p text:style-name="P26"><text:tab/><text:span text:style-name="T57">Defeat the Doctor</text:span></text:p>
      <text:p text:style-name="P26"><text:tab/><text:span text:style-name="T57">Destroy the transmitter</text:span></text:p>
      <text:p text:style-name="P26"/>
      <text:p text:style-name="P26">LEVEL <text:span text:style-name="T56">Pledatite</text:span></text:p>
      <text:p text:style-name="P26"><text:tab/><text:span text:style-name="T57">Find a way into the inner bunker</text:span></text:p>
      <text:p text:style-name="P26"><text:tab/><text:span text:style-name="T57">Explore the bunker</text:span></text:p>
      <text:p text:style-name="P26"><text:tab/><text:span text:style-name="T57">Inspect the capsules</text:span></text:p>
      <text:p text:style-name="P26"><text:tab/><text:span text:style-name="T57">Defeat the Doctor</text:span></text:p>
      <text:p text:style-name="P26"><text:tab/><text:span text:style-name="T57">Destroy the transmitter</text:span></text:p>
      <text:p text:style-name="P26"/>
      <text:p text:style-name="P26">LEVEL 9- Reach Missy</text:p>
      <text:p text:style-name="P26"><text:tab/><text:span text:style-name="T58">Track the signal</text:span></text:p>
      <text:p text:style-name="P26"><text:tab/><text:span text:style-name="T58">Reach the planet</text:span></text:p>
      <text:p text:style-name="P26"><text:tab/><text:span text:style-name="T58">Get to the source of the signal</text:span></text:p>
      <text:p text:style-name="P26"/>
      <text:p text:style-name="P26">LEVEL 10- Escape the prison</text:p>
      <text:p text:style-name="P26"><text:tab/><text:span text:style-name="T58">Find the jailer and get his keys</text:span></text:p>
      <text:p text:style-name="P26"><text:tab/><text:span text:style-name="T58">Free the companions</text:span></text:p>
      <text:p text:style-name="P26"><text:tab/><text:span text:style-name="T58">Reach Missy’s room </text:span></text:p>
      <text:p text:style-name="P26"/>
      <text:p text:style-name="P26">LEVEL 11- Defeat Missy</text:p>
      <text:p text:style-name="P26"><text:tab/><text:span text:style-name="T58">Defeat the Daleks</text:span></text:p>
      <text:p text:style-name="P26"><text:tab/><text:span text:style-name="T58">Get to the cloning room</text:span></text:p>
      <text:p text:style-name="P26"><text:tab/><text:span text:style-name="T58">Defeat Missy</text:span></text:p>
      <text:p text:style-name="P26"/>
      <text:p text:style-name="P26"/>
      <text:p text:style-name="P26"/>
      <text:p text:style-name="P26"/>
      <text:p text:style-name="P26"/>
      <text:p text:style-name="P26"/>
      <text:p text:style-name="P26"/>
      <text:p text:style-name="P26"/>
      <text:p text:style-name="P26"/>
      <table:table table:name="Skillchart" table:style-name="Skillchart">
        <table:table-column table:style-name="Skillchart.A" table:number-columns-repeated="12"/>
        <text:soft-page-break/>
        <table:table-row>
          <table:table-cell table:style-name="Skillchart.A1" office:value-type="string">
            <text:p text:style-name="P35"><text:s text:c="7"/>Level</text:p>
            <text:p text:style-name="P35">Skill </text:p>
          </table:table-cell>
          <table:table-cell table:style-name="Skillchart.A1" office:value-type="string">
            <text:p text:style-name="P35">1</text:p>
          </table:table-cell>
          <table:table-cell table:style-name="Skillchart.A1" office:value-type="string">
            <text:p text:style-name="P35">2</text:p>
          </table:table-cell>
          <table:table-cell table:style-name="Skillchart.A1" office:value-type="string">
            <text:p text:style-name="P35">3</text:p>
          </table:table-cell>
          <table:table-cell table:style-name="Skillchart.A1" office:value-type="string">
            <text:p text:style-name="P35">4</text:p>
          </table:table-cell>
          <table:table-cell table:style-name="Skillchart.A1" office:value-type="string">
            <text:p text:style-name="P35">Waflorix</text:p>
          </table:table-cell>
          <table:table-cell table:style-name="Skillchart.A1" office:value-type="string">
            <text:p text:style-name="P35">Steon A61</text:p>
          </table:table-cell>
          <table:table-cell table:style-name="Skillchart.A1" office:value-type="string">
            <text:p text:style-name="P35">Kobroth</text:p>
          </table:table-cell>
          <table:table-cell table:style-name="Skillchart.A1" office:value-type="string">
            <text:p text:style-name="P35">Pledatite</text:p>
          </table:table-cell>
          <table:table-cell table:style-name="Skillchart.A1" office:value-type="string">
            <text:p text:style-name="P35">9</text:p>
          </table:table-cell>
          <table:table-cell table:style-name="Skillchart.A1" office:value-type="string">
            <text:p text:style-name="P35">10</text:p>
          </table:table-cell>
          <table:table-cell table:style-name="Skillchart.L1" office:value-type="string">
            <text:p text:style-name="P35">11</text:p>
          </table:table-cell>
        </table:table-row>
        <table:table-row>
          <table:table-cell table:style-name="Skillchart.A2" office:value-type="string">
            <text:p text:style-name="P35">Hack it!</text:p>
          </table:table-cell>
          <table:table-cell table:style-name="Skillchart.A2" office:value-type="string">
            <text:p text:style-name="P38"/>
          </table:table-cell>
          <table:table-cell table:style-name="Skillchart.A2" office:value-type="string">
            <text:p text:style-name="P36"/>
          </table:table-cell>
          <table:table-cell table:style-name="Skillchart.A2" office:value-type="string">
            <text:p text:style-name="P36">Learned</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8"/>
          </table:table-cell>
          <table:table-cell table:style-name="Skillchart.A2" office:value-type="string">
            <text:p text:style-name="P36">x</text:p>
          </table:table-cell>
          <table:table-cell table:style-name="Skillchart.A2" office:value-type="string">
            <text:p text:style-name="P38"/>
          </table:table-cell>
          <table:table-cell table:style-name="Skillchart.A2" office:value-type="string">
            <text:p text:style-name="P36">x</text:p>
          </table:table-cell>
          <table:table-cell table:style-name="Skillchart.L2" office:value-type="string">
            <text:p text:style-name="P38"/>
          </table:table-cell>
        </table:table-row>
        <table:table-row>
          <table:table-cell table:style-name="Skillchart.A2" office:value-type="string">
            <text:p text:style-name="P36">Prince Charming</text:p>
          </table:table-cell>
          <table:table-cell table:style-name="Skillchart.A2" office:value-type="string">
            <text:p text:style-name="P36">Learned</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8"/>
          </table:table-cell>
          <table:table-cell table:style-name="Skillchart.A2" office:value-type="string">
            <text:p text:style-name="P38"/>
          </table:table-cell>
          <table:table-cell table:style-name="Skillchart.A2" office:value-type="string">
            <text:p text:style-name="P36">x</text:p>
          </table:table-cell>
          <table:table-cell table:style-name="Skillchart.L2" office:value-type="string">
            <text:p text:style-name="P38"/>
          </table:table-cell>
        </table:table-row>
        <table:table-row>
          <table:table-cell table:style-name="Skillchart.A2" office:value-type="string">
            <text:p text:style-name="P36">Climb &amp; Jump</text:p>
          </table:table-cell>
          <table:table-cell table:style-name="Skillchart.A2" office:value-type="string">
            <text:p text:style-name="P38"/>
          </table:table-cell>
          <table:table-cell table:style-name="Skillchart.A2" office:value-type="string">
            <text:p text:style-name="P36">Learned</text:p>
          </table:table-cell>
          <table:table-cell table:style-name="Skillchart.A2" office:value-type="string">
            <text:p text:style-name="P36">x</text:p>
          </table:table-cell>
          <table:table-cell table:style-name="Skillchart.A2" office:value-type="string">
            <text:p text:style-name="P38"/>
          </table:table-cell>
          <table:table-cell table:style-name="Skillchart.A2" office:value-type="string">
            <text:p text:style-name="P38"/>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8"/>
          </table:table-cell>
          <table:table-cell table:style-name="Skillchart.L2" office:value-type="string">
            <text:p text:style-name="P38"/>
          </table:table-cell>
        </table:table-row>
        <table:table-row>
          <table:table-cell table:style-name="Skillchart.A2" office:value-type="string">
            <text:p text:style-name="P33"><text:span text:style-name="T59">Clobberin’ Time!</text:span></text:p>
          </table:table-cell>
          <table:table-cell table:style-name="Skillchart.A2" office:value-type="string">
            <text:p text:style-name="P38"/>
          </table:table-cell>
          <table:table-cell table:style-name="Skillchart.A2" office:value-type="string">
            <text:p text:style-name="P38"/>
          </table:table-cell>
          <table:table-cell table:style-name="Skillchart.A2" office:value-type="string">
            <text:p text:style-name="P38"/>
          </table:table-cell>
          <table:table-cell table:style-name="Skillchart.A2" office:value-type="string">
            <text:p text:style-name="P36">Learned</text:p>
          </table:table-cell>
          <table:table-cell table:style-name="Skillchart.A2" office:value-type="string">
            <text:p text:style-name="P36">x</text:p>
          </table:table-cell>
          <table:table-cell table:style-name="Skillchart.A2" office:value-type="string">
            <text:p text:style-name="P38"/>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6">x</text:p>
          </table:table-cell>
          <table:table-cell table:style-name="Skillchart.A2" office:value-type="string">
            <text:p text:style-name="P38"/>
          </table:table-cell>
          <table:table-cell table:style-name="Skillchart.L2" office:value-type="string">
            <text:p text:style-name="P38"/>
          </table:table-cell>
        </table:table-row>
      </table:table>
      <text:p text:style-name="P42"/>
      <table:table table:name="Tabella4" table:style-name="Tabella4">
        <table:table-column table:style-name="Tabella4.A" table:number-columns-repeated="3"/>
        <table:table-column table:style-name="Tabella4.D"/>
        <table:table-column table:style-name="Tabella4.E"/>
        <table:table-column table:style-name="Tabella4.A" table:number-columns-repeated="7"/>
        <table:table-row>
          <table:table-cell table:style-name="Tabella4.A1" office:value-type="string">
            <text:p text:style-name="P39"><text:s text:c="7"/>Level</text:p>
            <text:p text:style-name="P40">Enemy</text:p>
          </table:table-cell>
          <table:table-cell table:style-name="Tabella4.A1" office:value-type="string">
            <text:p text:style-name="P37">1</text:p>
          </table:table-cell>
          <table:table-cell table:style-name="Tabella4.A1" office:value-type="string">
            <text:p text:style-name="P37">2</text:p>
          </table:table-cell>
          <table:table-cell table:style-name="Tabella4.A1" office:value-type="string">
            <text:p text:style-name="P37">3</text:p>
          </table:table-cell>
          <table:table-cell table:style-name="Tabella4.A1" office:value-type="string">
            <text:p text:style-name="P37">4</text:p>
          </table:table-cell>
          <table:table-cell table:style-name="Tabella4.A1" office:value-type="string">
            <text:p text:style-name="P37">Waflorix</text:p>
          </table:table-cell>
          <table:table-cell table:style-name="Tabella4.A1" office:value-type="string">
            <text:p text:style-name="P37">Steon A61</text:p>
          </table:table-cell>
          <table:table-cell table:style-name="Tabella4.A1" office:value-type="string">
            <text:p text:style-name="P37">Kobroth</text:p>
          </table:table-cell>
          <table:table-cell table:style-name="Tabella4.A1" office:value-type="string">
            <text:p text:style-name="P37">Pleadtite</text:p>
          </table:table-cell>
          <table:table-cell table:style-name="Tabella4.A1" office:value-type="string">
            <text:p text:style-name="P37">9</text:p>
          </table:table-cell>
          <table:table-cell table:style-name="Tabella4.A1" office:value-type="string">
            <text:p text:style-name="P37">10</text:p>
          </table:table-cell>
          <table:table-cell table:style-name="Tabella4.L1" office:value-type="string">
            <text:p text:style-name="P37">11</text:p>
          </table:table-cell>
        </table:table-row>
        <table:table-row>
          <table:table-cell table:style-name="Tabella4.A2" office:value-type="string">
            <text:p text:style-name="P34">Cyberman</text:p>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7">x</text:p>
          </table:table-cell>
          <table:table-cell table:style-name="Tabella4.L2" office:value-type="string">
            <text:p text:style-name="P38"/>
          </table:table-cell>
        </table:table-row>
        <table:table-row>
          <table:table-cell table:style-name="Tabella4.A2" office:value-type="string">
            <text:p text:style-name="P34">Ice Warrior</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L2" office:value-type="string">
            <text:p text:style-name="P38"/>
          </table:table-cell>
        </table:table-row>
        <table:table-row>
          <table:table-cell table:style-name="Tabella4.A2" office:value-type="string">
            <text:p text:style-name="P34">Silurian</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L2" office:value-type="string">
            <text:p text:style-name="P38"/>
          </table:table-cell>
        </table:table-row>
        <table:table-row>
          <table:table-cell table:style-name="Tabella4.A2" office:value-type="string">
            <text:p text:style-name="P34">Sontaran</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
          </table:table-cell>
          <table:table-cell table:style-name="Tabella4.A2" office:value-type="string">
            <text:p text:style-name="P38"/>
          </table:table-cell>
          <table:table-cell table:style-name="Tabella4.A2" office:value-type="string">
            <text:p text:style-name="P38"/>
          </table:table-cell>
          <table:table-cell table:style-name="Tabella4.L2" office:value-type="string">
            <text:p text:style-name="P38"/>
          </table:table-cell>
        </table:table-row>
        <table:table-row>
          <table:table-cell table:style-name="Tabella4.A2" office:value-type="string">
            <text:p text:style-name="P34">Weeping angels</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L2" office:value-type="string">
            <text:p text:style-name="P38"/>
          </table:table-cell>
        </table:table-row>
        <table:table-row>
          <table:table-cell table:style-name="Tabella4.A2" office:value-type="string">
            <text:p text:style-name="P34">Zygon</text:p>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8"/>
          </table:table-cell>
          <table:table-cell table:style-name="Tabella4.A2" office:value-type="string">
            <text:p text:style-name="P37">x</text:p>
          </table:table-cell>
          <table:table-cell table:style-name="Tabella4.A2" office:value-type="string">
            <text:p text:style-name="P38"/>
          </table:table-cell>
          <table:table-cell table:style-name="Tabella4.A2" office:value-type="string">
            <text:p text:style-name="P38"/>
          </table:table-cell>
          <table:table-cell table:style-name="Tabella4.L2" office:value-type="string">
            <text:p text:style-name="P38"/>
          </table:table-cell>
        </table:table-row>
      </table:table>
      <text:p text:style-name="P2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ing_20__28_user_29_" style:display-name="Heading (user)" style:family="paragraph" style:parent-style-name="Heading_20_1" style:next-style-name="Standard" style:default-outline-level="" style:list-style-name="">
      <style:paragraph-properties fo:margin-left="0cm" fo:margin-right="0cm" fo:text-align="center" style:justify-single-word="false" fo:text-indent="0cm" style:auto-text-indent="false"/>
      <style:text-properties fo:font-size="16pt" style:font-size-asian="16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officeooo:rsid="0008b086" style:font-style-asian="italic" style:font-style-complex="italic"/>
    </style:style>
    <style:style style:name="MT2" style:family="text">
      <style:text-properties fo:font-style="italic" officeooo:rsid="007038bb" style:font-style-asian="italic" style:font-style-complex="italic"/>
    </style:style>
    <style:style style:name="MT3" style:family="text"/>
    <style:style style:name="MT4" style:family="text">
      <style:text-properties fo:font-style="italic" style:font-style-asian="italic" style:font-style-complex="italic"/>
    </style:style>
    <style:style style:name="Mfr1" style:family="graphic" style:parent-style-name="Graphics">
      <style:graphic-properties fo:margin-left="0cm" fo:margin-right="0cm" style:vertical-pos="top" style:vertical-rel="baseline" fo:padding="0.002cm" fo:border="none" style:mirror="none" fo:clip="rect(-0.009cm, -0.009cm, -0.009cm, -0.00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3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Leve</text:span></text:span><text:span text:style-name="Page_20_Number"><text:span text:style-name="MT2">l</text:span></text:span><text:span text:style-name="Page_20_Number"><text:span text:style-name="Page_20_Number"><text:span text:style-name="MT1"> document</text:span></text:span></text:span><text:span text:style-name="Page_20_Number"><text:tab/><text:tab/></text:span><text:span text:style-name="Page_20_Number"><text:span text:style-name="MT4">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8-01-01T15:38:19.077000000</dc:date>
    <meta:editing-cycles>445</meta:editing-cycles>
    <meta:editing-duration>P2DT4H59M22S</meta:editing-duration>
    <meta:generator>LibreOffice/5.3.7.2$Windows_X86_64 LibreOffice_project/6b8ed514a9f8b44d37a1b96673cbbdd077e24059</meta:generator>
    <meta:document-statistic meta:table-count="7" meta:image-count="1" meta:object-count="0" meta:page-count="6" meta:paragraph-count="197" meta:word-count="2804" meta:character-count="15687" meta:non-whitespace-character-count="13018"/>
  </office:meta>
</office:document-meta>
</file>